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zirmatn" svg:font-family="Vazirmatn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Vazirmatn" fo:font-weight="bold" officeooo:rsid="001b8296" officeooo:paragraph-rsid="001b8296" style:font-weight-asian="bold" style:font-name-complex="Vazirmatn" style:font-weight-complex="bold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Vazirmatn" fo:font-size="10pt" fo:font-weight="bold" officeooo:rsid="001b8296" officeooo:paragraph-rsid="001b8296" style:font-size-asian="10pt" style:font-weight-asian="bold" style:font-name-complex="Vazirmatn" style:font-size-complex="10pt" style:font-weight-complex="bold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Vazirmatn" fo:font-size="10pt" fo:font-weight="bold" officeooo:rsid="001b8296" officeooo:paragraph-rsid="001cee57" style:font-size-asian="10pt" style:font-weight-asian="bold" style:font-name-complex="Vazirmatn" style:font-size-complex="10pt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1b8296" officeooo:paragraph-rsid="001b8296" style:font-size-asian="10pt" style:font-weight-asian="normal" style:font-name-complex="Vazirmatn" style:font-size-complex="10pt" style:font-weight-complex="normal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1bdc67" officeooo:paragraph-rsid="001bdc67" style:font-size-asian="10pt" style:font-weight-asian="normal" style:font-name-complex="Vazirmatn" style:font-size-complex="10pt" style:font-weight-complex="normal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1cee57" officeooo:paragraph-rsid="001cee57" style:font-size-asian="10pt" style:font-weight-asian="normal" style:font-name-complex="Vazirmatn" style:font-size-complex="10pt" style:font-weight-complex="normal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1cee57" officeooo:paragraph-rsid="001e44c9" style:font-size-asian="10pt" style:font-weight-asian="normal" style:font-name-complex="Vazirmatn" style:font-size-complex="10pt" style:font-weight-complex="normal"/>
    </style:style>
    <style:style style:name="P8" style:family="paragraph" style:parent-style-name="Standard">
      <style:paragraph-properties fo:text-align="start" style:justify-single-word="false" style:writing-mode="rl-tb"/>
      <style:text-properties style:font-name="Vazirmatn" fo:font-size="10pt" fo:font-weight="normal" officeooo:rsid="001cee57" officeooo:paragraph-rsid="001cee57" style:font-size-asian="10pt" style:font-weight-asian="normal" style:font-name-complex="Vazirmatn" style:font-size-complex="10pt" style:font-weight-complex="normal"/>
    </style:style>
    <style:style style:name="P9" style:family="paragraph" style:parent-style-name="Standard">
      <style:paragraph-properties fo:text-align="start" style:justify-single-word="false" style:writing-mode="rl-tb"/>
      <style:text-properties style:font-name="Vazirmatn" fo:font-size="10pt" fo:font-weight="normal" officeooo:rsid="001cee57" officeooo:paragraph-rsid="001e44c9" style:font-size-asian="10pt" style:font-weight-asian="normal" style:font-name-complex="Vazirmatn" style:font-size-complex="10pt" style:font-weight-complex="normal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Vazirmatn" fo:font-size="10pt" fo:font-weight="normal" officeooo:rsid="001e44c9" officeooo:paragraph-rsid="001e44c9" style:font-size-asian="10pt" style:font-weight-asian="normal" style:font-name-complex="Vazirmatn" style:font-size-complex="10pt" style:font-weight-complex="normal"/>
    </style:style>
    <style:style style:name="T1" style:family="text">
      <style:text-properties officeooo:rsid="001bdc67"/>
    </style:style>
    <style:style style:name="T2" style:family="text">
      <style:text-properties officeooo:rsid="001cee57"/>
    </style:style>
    <style:style style:name="T3" style:family="text">
      <style:text-properties officeooo:rsid="001e44c9"/>
    </style:style>
    <style:style style:name="T4" style:family="text">
      <style:text-properties officeooo:rsid="001fe969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3)</text:p>
      <text:p text:style-name="P2">الف)</text:p>
      <text:p text:style-name="P4">برای پیدا کردن وزن های بهینه، این شبکه عصبی را با PyTorch پیاده می‌کنیم. کد این پیاده‌سازی در نت‌بوک <text:span text:style-name="T1">1-3-الف انجام شده است.</text:span></text:p>
      <text:p text:style-name="P5">برای شبکه عصبی مورد نظر، طبق شکل صورت سوال، سه لایه درنظر می‌گیریم: لایه ورودی 7 ورودی Binary دارد و وصل می‌شود به 2 نورون لایه مخفی و این دو لایه مخفی به 4 خروجی one-hot.</text:p>
      <text:p text:style-name="P5">از نورون لایه‌های قبلی به بعد با اتصال Fully Connected وزن و یک Bias در نظرگرفته می‌شود.</text:p>
      <text:p text:style-name="P5">به عنوان Activation Function تابع Sigmoid انتخاب مناسبی است چون ورودی و خروجی مسأله Binary است. خروجی لایه مخفی و لایه خروجی از این تابع رد می‌شوند.</text:p>
      <text:p text:style-name="P5">ورودی و خروجی های مسأله در دو متغیر X و y قرار داده می‌شوند تا مرحله Train آغاز شود.</text:p>
      <text:p text:style-name="P5">سرعت یادگیری <text:span text:style-name="T4">0.18</text:span> و تعداد تکرار یادگیری <text:span text:style-name="T4">5000</text:span> دفعه مقداردهی می‌شوند و برای تابع loss، از MSELoss و به عنوان Optimizer از Adam استفاده می‌کنیم. بعد از <text:span text:style-name="T4">5000</text:span> یادگیری، مقدار loss به مقدار پایین نوشته شده در سلول خروجی می‌رسد و مشاده می‌شود که مدل با ورودی های مد نظر، خروجی های درست را تحویل می‌دهد<text:span text:style-name="T2">(که البته چون تضمین شده است فقط ورودی های مشخص وارد می‌شوند، مسأله overfitting در اینجا وجود نخواهد داشت)</text:span>.</text:p>
      <text:p text:style-name="P6">مقادیر weight و bias هم در انتهای نت‌بوک برای هر لایه مشخص است، ضمن اینکه <draw:frame draw:style-name="fr1" draw:name="Object1" text:anchor-type="as-char" svg:y="-0.1484in" svg:width="0.7752in" svg:height="0.2091in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3"><text:span text:style-name="T2">ج</text:span>)</text:p>
      <text:p text:style-name="P6">شبکه تک لایه:</text:p>
      <text:p text:style-name="P8"><draw:frame draw:style-name="fr1" draw:name="Object2" text:anchor-type="as-char" svg:y="-0.152in" svg:width="5.5661in" svg:height="0.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>شبکه <text:span text:style-name="T3">دو</text:span> لایه:</text:p>
      <text:p text:style-name="P9"><draw:frame draw:style-name="fr1" draw:name="Object3" text:anchor-type="as-char" svg:y="-0.3327in" svg:width="6.1272in" svg:height="0.380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0">مشاهده می‌شود که شبکه عصبی دو لایه پارامتر های کمتری دارد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zirmatn" svg:font-family="Vazirmat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6:23:34.927966234</meta:creation-date>
    <dc:date>2023-11-01T18:17:19.205820319</dc:date>
    <meta:editing-duration>PT3S</meta:editing-duration>
    <meta:editing-cycles>1</meta:editing-cycles>
    <meta:document-statistic meta:table-count="0" meta:image-count="0" meta:object-count="3" meta:page-count="1" meta:paragraph-count="15" meta:word-count="232" meta:character-count="1165" meta:non-whitespace-character-count="946"/>
    <meta:generator>LibreOffice/7.3.7.2$Linux_X86_64 LibreOffice_project/30$Build-2</meta:generator>
  </office:meta>
</office:document-meta>
</file>

<file path=Object 1/content.xml><?xml version="1.0" encoding="utf-8"?>
<math xmlns="http://www.w3.org/1998/Math/MathML" display="block">
  <semantics>
    <mrow>
      <msub>
        <mi>θ</mi>
        <mi>i</mi>
      </msub>
      <mo stretchy="false">=</mo>
      <mrow>
        <mo stretchy="false">−</mo>
        <msub>
          <mi mathvariant="italic">bias</mi>
          <mi>i</mi>
        </msub>
      </mrow>
    </mrow>
    <annotation encoding="StarMath 5.0">%theta_{i} = -bias_{i}</annotation>
  </semantics>
</math>
</file>

<file path=Object 2/content.xml><?xml version="1.0" encoding="utf-8"?>
<math xmlns="http://www.w3.org/1998/Math/MathML" display="block">
  <semantics>
    <mrow>
      <mi mathvariant="italic">One</mi>
      <mi mathvariant="italic">layer</mi>
      <mi mathvariant="italic">parameter</mi>
      <mrow>
        <mi mathvariant="italic">count</mi>
        <mo stretchy="false">=</mo>
        <mrow>
          <mi mathvariant="italic">weightCount</mi>
          <mo stretchy="false">+</mo>
          <mi mathvariant="italic">biasCount</mi>
        </mrow>
        <mo stretchy="false">=</mo>
        <mrow>
          <mrow>
            <mo fence="true" form="prefix" stretchy="false">(</mo>
            <mrow>
              <mrow>
                <mn>7</mn>
                <mo stretchy="false">∗</mo>
                <mn>4</mn>
              </mrow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n>1</mn>
                <mo stretchy="false">∗</mo>
                <mn>4</mn>
              </mrow>
            </mrow>
            <mo fence="true" form="postfix" stretchy="false">)</mo>
          </mrow>
        </mrow>
        <mo stretchy="false">=</mo>
        <mrow>
          <mn>28</mn>
          <mo stretchy="false">+</mo>
          <mn>4</mn>
        </mrow>
        <mo stretchy="false">=</mo>
        <mn>32</mn>
      </mrow>
    </mrow>
    <annotation encoding="StarMath 5.0">One layer parameter count = weightCount+biasCount = (7*4) + (1*4) = 28 + 4 = 32</annotation>
  </semantics>
</math>
</file>

<file path=Object 3/content.xml><?xml version="1.0" encoding="utf-8"?>
<math xmlns="http://www.w3.org/1998/Math/MathML" display="block">
  <semantics>
    <mrow>
      <mi mathvariant="italic">Two</mi>
      <mi mathvariant="italic">layer</mi>
      <mi mathvariant="italic">parameter</mi>
      <mrow>
        <mi mathvariant="italic">count</mi>
        <mo stretchy="false">=</mo>
        <mrow>
          <mi mathvariant="italic">weightCount</mi>
          <mo stretchy="false">+</mo>
          <mi mathvariant="italic">biasCount</mi>
        </mrow>
        <mo stretchy="false">=</mo>
        <mrow>
          <mrow>
            <mo fence="true" form="prefix" stretchy="false">(</mo>
            <mrow>
              <mrow>
                <mover>
                  <mover>
                    <mrow>
                      <mn>7</mn>
                      <mo stretchy="false">∗</mo>
                      <mn>2</mn>
                    </mrow>
                    <mo stretchy="true">⏞</mo>
                  </mover>
                  <mrow>
                    <mi mathvariant="italic">input</mi>
                    <mtext>to</mtext>
                    <mi mathvariant="italic">hidden</mi>
                  </mrow>
                </mover>
                <mo stretchy="false">+</mo>
                <mover>
                  <mover>
                    <mrow>
                      <mn>2</mn>
                      <mo stretchy="false">∗</mo>
                      <mn>4</mn>
                    </mrow>
                    <mo stretchy="true">⏞</mo>
                  </mover>
                  <mtext>hidden to output</mtext>
                </mover>
              </mrow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n>2</mn>
                <mo stretchy="false">+</mo>
                <mn>4</mn>
              </mrow>
            </mrow>
            <mo fence="true" form="postfix" stretchy="false">)</mo>
          </mrow>
        </mrow>
        <mo stretchy="false">=</mo>
        <mn>28</mn>
      </mrow>
    </mrow>
    <annotation encoding="StarMath 5.0">Two layer parameter count = weightCount+biasCount = ( {7*2} overbrace {input "to" hidden}  + {2*4} overbrace {"hidden to output"}) + (2 + 4) = 28</annotation>
  </semantics>
</math>
</file>